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e03d9" officeooo:paragraph-rsid="001e03d9"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e03d9" officeooo:paragraph-rsid="001e03d9" style:font-size-asian="10.5pt" style:font-weight-asian="bold" style:font-size-complex="12pt" style:font-weight-complex="bold"/>
    </style:style>
    <style:style style:name="P3" style:family="paragraph" style:parent-style-name="Standard" style:list-style-name="L1">
      <style:paragraph-properties fo:text-align="start" style:justify-single-word="false"/>
      <style:text-properties fo:font-size="12pt" style:text-underline-style="none" fo:font-weight="normal" officeooo:rsid="001e03d9" officeooo:paragraph-rsid="001e03d9"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officeooo:rsid="00228db0" officeooo:paragraph-rsid="00228db0"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s for Each ML Algorithm</text:p>
      <text:p text:style-name="P1"/>
      <text:p text:style-name="P1"/>
      <text:p text:style-name="P2">SVM’s: </text:p>
      <text:p text:style-name="P2"/>
      <text:list xml:id="list1905780229970124369" text:style-name="L1">
        <text:list-item>
          <text:p text:style-name="P3">Text and Hypertext categorization, as their application can significantly reduce the need for labeled training instances in both the standard inductive and transductive settings. </text:p>
        </text:list-item>
        <text:list-item>
          <text:p text:style-name="P4">Classification of images can also be performed using SVM’s. Experimental results show that SVM’s achieve significantly higher search accuracy than traditional query refinement schemes after just three to four rounds of relevance feedback. This is also true of image segmentation system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6:36:42.761062682</meta:creation-date>
    <dc:date>2018-03-08T16:45:01.931923410</dc:date>
    <meta:editing-duration>PT8M17S</meta:editing-duration>
    <meta:editing-cycles>4</meta:editing-cycles>
    <meta:generator>LibreOffice/5.1.6.2$Linux_X86_64 LibreOffice_project/10m0$Build-2</meta:generator>
    <meta:document-statistic meta:table-count="0" meta:image-count="0" meta:object-count="0" meta:page-count="1" meta:paragraph-count="4" meta:word-count="73" meta:character-count="502" meta:non-whitespace-character-count="432"/>
  </office:meta>
</office:document-meta>
</file>